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081cm" fo:margin-left="0.118cm" fo:margin-right="15.801cm" table:align="margins"/>
    </style:style>
    <style:style style:name="Table1.A" style:family="table-column">
      <style:table-column-properties style:column-width="1.081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96cm" fo:margin-left="0.116cm" table:align="left"/>
    </style:style>
    <style:style style:name="Table2.A" style:family="table-column">
      <style:table-column-properties style:column-width="8.387cm"/>
    </style:style>
    <style:style style:name="Table2.B" style:family="table-column">
      <style:table-column-properties style:column-width="8.5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69c" officeooo:paragraph-rsid="0003d69c"/>
    </style:style>
    <style:style style:name="P2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officeooo:paragraph-rsid="0004d09e" style:font-size-asian="20pt" style:font-size-complex="20pt"/>
    </style:style>
    <style:style style:name="P5" style:family="paragraph" style:parent-style-name="Standard">
      <style:text-properties fo:font-size="20pt" fo:background-color="#ffff00" style:font-size-asian="20pt" style:font-size-complex="20pt"/>
    </style:style>
    <style:style style:name="P6" style:family="paragraph" style:parent-style-name="Standard">
      <style:text-properties fo:font-size="20pt" officeooo:paragraph-rsid="000678a2" fo:background-color="#ffff00" style:font-size-asian="20pt" style:font-size-complex="20pt"/>
    </style:style>
    <style:style style:name="P7" style:family="paragraph" style:parent-style-name="Standard">
      <style:text-properties fo:font-size="20pt" officeooo:rsid="0003d69c" officeooo:paragraph-rsid="000678a2" fo:background-color="#ffff00" style:font-size-asian="20pt" style:font-size-complex="20pt"/>
    </style:style>
    <style:style style:name="P8" style:family="paragraph" style:parent-style-name="Standard">
      <style:text-properties fo:font-size="20pt" officeooo:rsid="0003d69c" officeooo:paragraph-rsid="00072426" fo:background-color="#ffff00" style:font-size-asian="20pt" style:font-size-complex="20pt"/>
    </style:style>
    <style:style style:name="P9" style:family="paragraph" style:parent-style-name="Standard">
      <style:text-properties fo:font-size="20pt" officeooo:rsid="0002a911" officeooo:paragraph-rsid="000678a2" fo:background-color="#ffff00" style:font-size-asian="20pt" style:font-size-complex="20pt"/>
    </style:style>
    <style:style style:name="P10" style:family="paragraph" style:parent-style-name="Standard">
      <style:text-properties fo:font-size="20pt" officeooo:rsid="0003d69c" officeooo:paragraph-rsid="00072426" fo:background-color="transparent" style:font-size-asian="20pt" style:font-size-complex="20pt"/>
    </style:style>
    <style:style style:name="P11" style:family="paragraph" style:parent-style-name="Standard">
      <style:text-properties fo:font-size="18pt" style:font-size-asian="18pt" style:font-size-complex="18pt"/>
    </style:style>
    <style:style style:name="P12" style:family="paragraph" style:parent-style-name="Standard">
      <style:text-properties fo:font-size="18pt" officeooo:rsid="0003d69c" officeooo:paragraph-rsid="0003d69c" style:font-size-asian="18pt" style:font-size-complex="18pt"/>
    </style:style>
    <style:style style:name="P13" style:family="paragraph" style:parent-style-name="Standard">
      <style:text-properties fo:font-size="18pt" officeooo:rsid="0003d69c" officeooo:paragraph-rsid="00072426" fo:background-color="transparent" style:font-size-asian="18pt" style:font-size-complex="18pt"/>
    </style:style>
    <style:style style:name="P14" style:family="paragraph" style:parent-style-name="Standard">
      <style:text-properties fo:font-size="18pt" officeooo:rsid="0003d69c" officeooo:paragraph-rsid="000c0d81" fo:background-color="transparent" style:font-size-asian="18pt" style:font-size-complex="18pt"/>
    </style:style>
    <style:style style:name="P15" style:family="paragraph" style:parent-style-name="Standard">
      <style:text-properties fo:font-size="18pt" officeooo:rsid="0003d69c" officeooo:paragraph-rsid="000e9d21" fo:background-color="transparent" style:font-size-asian="18pt" style:font-size-complex="18pt"/>
    </style:style>
    <style:style style:name="P16" style:family="paragraph" style:parent-style-name="Standard">
      <style:text-properties fo:font-size="18pt" officeooo:rsid="0003d69c" officeooo:paragraph-rsid="0014706e" fo:background-color="transparent" style:font-size-asian="18pt" style:font-size-complex="18pt"/>
    </style:style>
    <style:style style:name="P17" style:family="paragraph" style:parent-style-name="Standard">
      <style:text-properties fo:font-size="18pt" officeooo:rsid="0003d69c" officeooo:paragraph-rsid="000fe052" fo:background-color="transparent" style:font-size-asian="18pt" style:font-size-complex="18pt"/>
    </style:style>
    <style:style style:name="P18" style:family="paragraph" style:parent-style-name="Standard">
      <style:text-properties fo:font-size="18pt" officeooo:rsid="0003d69c" officeooo:paragraph-rsid="0016d1f4" fo:background-color="transparent" style:font-size-asian="18pt" style:font-size-complex="18pt"/>
    </style:style>
    <style:style style:name="P19" style:family="paragraph" style:parent-style-name="Standard">
      <style:text-properties fo:font-size="18pt" officeooo:rsid="0003d69c" officeooo:paragraph-rsid="0019a5e7" fo:background-color="transparent" style:font-size-asian="18pt" style:font-size-complex="18pt"/>
    </style:style>
    <style:style style:name="P20" style:family="paragraph" style:parent-style-name="Standard">
      <style:text-properties fo:font-size="18pt" officeooo:rsid="0011c801" officeooo:paragraph-rsid="0011c801" fo:background-color="transparent" style:font-size-asian="18pt" style:font-size-complex="18pt"/>
    </style:style>
    <style:style style:name="P21" style:family="paragraph" style:parent-style-name="Standard">
      <style:text-properties fo:font-size="18pt" officeooo:rsid="0016d1f4" officeooo:paragraph-rsid="0016d1f4" fo:background-color="transparent" style:font-size-asian="18pt" style:font-size-complex="18pt"/>
    </style:style>
    <style:style style:name="P22" style:family="paragraph" style:parent-style-name="Standard">
      <style:text-properties fo:font-size="18pt" officeooo:rsid="0020cc3a" officeooo:paragraph-rsid="0020cc3a" fo:background-color="transparent" style:font-size-asian="18pt" style:font-size-complex="18pt"/>
    </style:style>
    <style:style style:name="P23" style:family="paragraph" style:parent-style-name="Standard">
      <style:text-properties fo:font-size="18pt" officeooo:rsid="0003d69c" officeooo:paragraph-rsid="00072426" fo:background-color="#ffff00" style:font-size-asian="18pt" style:font-size-complex="18pt"/>
    </style:style>
    <style:style style:name="P24" style:family="paragraph" style:parent-style-name="Standard">
      <style:text-properties fo:font-size="18pt" officeooo:rsid="0003d69c" officeooo:paragraph-rsid="000fe052" fo:background-color="#ffff00" style:font-size-asian="18pt" style:font-size-complex="18pt"/>
    </style:style>
    <style:style style:name="P25" style:family="paragraph" style:parent-style-name="Standard">
      <style:text-properties fo:font-size="18pt" officeooo:rsid="0011c801" officeooo:paragraph-rsid="0011c801" fo:background-color="#ffff00" style:font-size-asian="18pt" style:font-size-complex="18pt"/>
    </style:style>
    <style:style style:name="P26" style:family="paragraph" style:parent-style-name="Standard">
      <style:text-properties fo:font-size="16pt" style:font-size-asian="16pt" style:font-size-complex="16pt"/>
    </style:style>
    <style:style style:name="P27" style:family="paragraph" style:parent-style-name="Standard">
      <style:text-properties fo:font-size="16pt" officeooo:rsid="0002a911" officeooo:paragraph-rsid="0002a911" style:font-size-asian="16pt" style:font-size-complex="16pt"/>
    </style:style>
    <style:style style:name="P28" style:family="paragraph" style:parent-style-name="Standard">
      <style:text-properties fo:font-size="8pt" officeooo:rsid="0003d69c" officeooo:paragraph-rsid="00072426" fo:background-color="transparent" style:font-size-asian="8pt" style:font-size-complex="8pt"/>
    </style:style>
    <style:style style:name="P29" style:family="paragraph" style:parent-style-name="Standard">
      <style:paragraph-properties fo:text-align="justify" style:justify-single-word="false"/>
      <style:text-properties fo:font-size="8pt" officeooo:rsid="0003d69c" officeooo:paragraph-rsid="00072426" fo:background-color="transparent" style:font-size-asian="8pt" style:font-size-complex="8pt"/>
    </style:style>
    <style:style style:name="P30" style:family="paragraph" style:parent-style-name="Standard">
      <style:paragraph-properties fo:text-align="justify" style:justify-single-word="false"/>
      <style:text-properties fo:font-size="8pt" officeooo:rsid="0003d69c" officeooo:paragraph-rsid="00280651" fo:background-color="transparent" style:font-size-asian="8pt" style:font-size-complex="8pt"/>
    </style:style>
    <style:style style:name="P31" style:family="paragraph" style:parent-style-name="Standard">
      <style:text-properties fo:font-size="8pt" officeooo:rsid="0003d69c" officeooo:paragraph-rsid="00280651" fo:background-color="transparent" style:font-size-asian="8pt" style:font-size-complex="8pt"/>
    </style:style>
    <style:style style:name="P32" style:family="paragraph" style:parent-style-name="Standard">
      <style:text-properties fo:font-size="8pt" fo:font-weight="bold" officeooo:rsid="0003d69c" officeooo:paragraph-rsid="00280651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text-properties fo:font-size="16pt" style:font-size-asian="16pt" style:font-size-complex="16pt"/>
    </style:style>
    <style:style style:name="P34" style:family="paragraph" style:parent-style-name="Standard">
      <style:text-properties fo:font-size="18pt" officeooo:rsid="0003d69c" officeooo:paragraph-rsid="00072426" fo:background-color="#ffff00" style:font-size-asian="18pt" style:font-size-complex="18pt"/>
    </style:style>
    <style:style style:name="P35" style:family="paragraph" style:parent-style-name="Standard">
      <style:text-properties fo:font-size="18pt" officeooo:rsid="0003d69c" officeooo:paragraph-rsid="00072426" fo:background-color="#ffff00" style:font-size-asian="18pt" style:font-size-complex="18pt"/>
    </style:style>
    <style:style style:name="P36" style:family="paragraph" style:parent-style-name="Standard">
      <style:text-properties fo:font-size="18pt" officeooo:rsid="0003d69c" officeooo:paragraph-rsid="002fcb5d" fo:background-color="#ffff00" style:font-size-asian="18pt" style:font-size-complex="18pt"/>
    </style:style>
    <style:style style:name="P37" style:family="paragraph" style:parent-style-name="Standard">
      <style:text-properties fo:font-size="18pt" officeooo:rsid="0003d69c" officeooo:paragraph-rsid="00319eca" fo:background-color="#ffff00" style:font-size-asian="18pt" style:font-size-complex="18pt"/>
    </style:style>
    <style:style style:name="P38" style:family="paragraph" style:parent-style-name="Standard">
      <style:text-properties fo:font-size="18pt" officeooo:rsid="0003d69c" officeooo:paragraph-rsid="00072426" fo:background-color="transparent" style:font-size-asian="18pt" style:font-size-complex="18pt"/>
    </style:style>
    <style:style style:name="P39" style:family="paragraph" style:parent-style-name="Standard">
      <style:text-properties fo:font-size="18pt" officeooo:rsid="0003d69c" officeooo:paragraph-rsid="00319eca" fo:background-color="transparent" style:font-size-asian="18pt" style:font-size-complex="18pt"/>
    </style:style>
    <style:style style:name="P40" style:family="paragraph" style:parent-style-name="Standard">
      <style:text-properties fo:font-size="18pt" officeooo:rsid="0003d69c" officeooo:paragraph-rsid="0031b331" fo:background-color="transparent" style:font-size-asian="18pt" style:font-size-complex="18pt"/>
    </style:style>
    <style:style style:name="P41" style:family="paragraph" style:parent-style-name="Standard">
      <style:paragraph-properties fo:text-align="justify" style:justify-single-word="false"/>
      <style:text-properties fo:font-size="8pt" officeooo:rsid="0003d69c" officeooo:paragraph-rsid="002fcb5d" fo:background-color="transparent" style:font-size-asian="8pt" style:font-size-complex="8pt"/>
    </style:style>
    <style:style style:name="P42" style:family="paragraph" style:parent-style-name="Standard">
      <style:paragraph-properties fo:text-align="justify" style:justify-single-word="false"/>
      <style:text-properties fo:font-size="8pt" officeooo:rsid="0003d69c" officeooo:paragraph-rsid="0031b331" fo:background-color="transparent" style:font-size-asian="8pt" style:font-size-complex="8pt"/>
    </style:style>
    <style:style style:name="P43" style:family="paragraph" style:parent-style-name="Standard">
      <style:text-properties fo:font-size="8pt" officeooo:rsid="0003d69c" officeooo:paragraph-rsid="002fcb5d" fo:background-color="transparent" style:font-size-asian="8pt" style:font-size-complex="8pt"/>
    </style:style>
    <style:style style:name="P44" style:family="paragraph" style:parent-style-name="Standard">
      <style:text-properties fo:font-size="8pt" officeooo:rsid="0003d69c" officeooo:paragraph-rsid="0031b331" fo:background-color="transparent" style:font-size-asian="8pt" style:font-size-complex="8pt"/>
    </style:style>
    <style:style style:name="P45" style:family="paragraph" style:parent-style-name="Standard">
      <style:text-properties fo:font-size="8pt" fo:font-weight="bold" officeooo:rsid="0003d69c" officeooo:paragraph-rsid="002fcb5d" fo:background-color="transparent" style:font-size-asian="8pt" style:font-weight-asian="bold" style:font-size-complex="8pt" style:font-weight-complex="bold"/>
    </style:style>
    <style:style style:name="P46" style:family="paragraph" style:parent-style-name="Standard">
      <style:text-properties fo:font-size="8pt" fo:font-weight="bold" officeooo:rsid="0003d69c" officeooo:paragraph-rsid="0031b331" fo:background-color="transparent" style:font-size-asian="8pt" style:font-weight-asian="bold" style:font-size-complex="8pt" style:font-weight-complex="bold"/>
    </style:style>
    <style:style style:name="P47" style:family="paragraph" style:parent-style-name="Standard">
      <style:text-properties officeooo:rsid="0031b331" officeooo:paragraph-rsid="0031b331"/>
    </style:style>
    <style:style style:name="T1" style:family="text">
      <style:text-properties officeooo:rsid="0002a911"/>
    </style:style>
    <style:style style:name="T2" style:family="text">
      <style:text-properties officeooo:rsid="000b087d"/>
    </style:style>
    <style:style style:name="T3" style:family="text">
      <style:text-properties officeooo:rsid="000cfae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fe052"/>
    </style:style>
    <style:style style:name="T6" style:family="text">
      <style:text-properties officeooo:rsid="0013e66c"/>
    </style:style>
    <style:style style:name="T7" style:family="text">
      <style:text-properties officeooo:rsid="0015317e"/>
    </style:style>
    <style:style style:name="T8" style:family="text">
      <style:text-properties officeooo:rsid="0019a5e7"/>
    </style:style>
    <style:style style:name="T9" style:family="text">
      <style:text-properties officeooo:rsid="0024ac49"/>
    </style:style>
    <style:style style:name="T10" style:family="text">
      <style:text-properties officeooo:rsid="002fcb5d"/>
    </style:style>
    <style:style style:name="T11" style:family="text">
      <style:text-properties officeooo:rsid="00308049"/>
    </style:style>
    <style:style style:name="T12" style:family="text">
      <style:text-properties officeooo:rsid="0031b331"/>
    </style:style>
    <style:style style:name="T13" style:family="text">
      <style:text-properties officeooo:rsid="003455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***************************************************************************</text:p>
      <text:p text:style-name="P2">Subject: Advanced Database Concepts</text:p>
      <text:p text:style-name="P2">Assignment 1: RDBMS Concepts using <text:tab/><text:tab/><text:tab/><text:tab/><text:tab/>MySQL</text:p>
      <text:p text:style-name="Standard">********************************************************************************</text:p>
      <text:p text:style-name="P3">(1)Student- Competition database</text:p>
      <text:p text:style-name="P3">Consider the following database maintained by a school to record the details of all the</text:p>
      <text:p text:style-name="P3">competitions organized by the school every year. The school maintains information about</text:p>
      <text:p text:style-name="P3">students as well as</text:p>
      <text:p text:style-name="P4">competitions. Competition type can be like ‘academics’ or ‘sports’etc.</text:p>
      <text:p text:style-name="P4"/>
      <text:p text:style-name="P4"><text:s/>Following are the tables</text:p>
      <text:p text:style-name="P3">1. Student (sreg_no int , name char(30), class char(10))</text:p>
      <text:p text:style-name="P3">2. Competition(c_no int , name char(20), type char(15))</text:p>
      <text:p text:style-name="P3">The relationship is as follows .</text:p>
      <text:p text:style-name="P3">Student-competition : M-M with described attributes rank and year.</text:p>
      <text:p text:style-name="P3"/>
      <text:p text:style-name="P3"/>
      <text:p text:style-name="P5">(<text:span text:style-name="T2">A</text:span>) Queries:</text:p>
      <text:p text:style-name="P3">1. List out all the competitions held in the school.</text:p>
      <text:p text:style-name="P3">2. List the names of all the students who have secured 1st rank in running race from 1995 to</text:p>
      <text:p text:style-name="P3">2005.</text:p>
      <text:p text:style-name="P3">3. Give the name of a student who has won maximum number of competitions.</text:p>
      <text:p text:style-name="P3">4. Find out the total number of competitions organized in the school for competition type 'sports'.</text:p>
      <text:p text:style-name="P3"><text:soft-page-break/>5. Find out the details of students participating in different competitions.</text:p>
      <text:p text:style-name="P3"/>
      <text:p text:style-name="Standard"/>
      <text:p text:style-name="P11">mysql&gt; desc student</text:p>
      <text:p text:style-name="P11"><text:s text:c="4"/>-&gt; ;</text:p>
      <text:p text:style-name="P11">+---------+----------+------+-----+---------+-------+</text:p>
      <text:p text:style-name="P11">| Field <text:s text:c="2"/>| Type <text:s text:c="4"/>| Null | Key | Default | Extra |</text:p>
      <text:p text:style-name="P11">+---------+----------+------+-----+---------+-------+</text:p>
      <text:p text:style-name="P11">| sreg_no | int <text:s text:c="5"/>| NO <text:s text:c="2"/>| PRI | NULL <text:s text:c="3"/>| <text:s text:c="6"/>|</text:p>
      <text:p text:style-name="P11">| name <text:s text:c="3"/>| char(30) | YES <text:s/>| <text:s text:c="4"/>| NULL <text:s text:c="3"/>| <text:s text:c="6"/>|</text:p>
      <text:p text:style-name="P11">| class <text:s text:c="2"/>| char(10) | YES <text:s/>| <text:s text:c="4"/>| NULL <text:s text:c="3"/>| <text:s text:c="6"/>|</text:p>
      <text:p text:style-name="P11">+---------+----------+------+-----+---------+-------+</text:p>
      <text:p text:style-name="P11">3 rows in set (0.01 sec)</text:p>
      <text:p text:style-name="P11"/>
      <text:p text:style-name="P11">mysql&gt; desc compitition;</text:p>
      <text:p text:style-name="P11">+-------+----------+------+-----+---------+-------+</text:p>
      <text:p text:style-name="P11">| Field | Type <text:s text:c="4"/>| Null | Key | Default | Extra |</text:p>
      <text:p text:style-name="P11">+-------+----------+------+-----+---------+-------+</text:p>
      <text:p text:style-name="P11">| c_no <text:s/>| int <text:s text:c="5"/>| NO <text:s text:c="2"/>| PRI | NULL <text:s text:c="3"/>| <text:s text:c="6"/>|</text:p>
      <text:p text:style-name="P11">| name <text:s/>| char(20) | YES <text:s/>| <text:s text:c="4"/>| NULL <text:s text:c="3"/>| <text:s text:c="6"/>|</text:p>
      <text:p text:style-name="P11">| type <text:s/>| char(15) | YES <text:s/>| <text:s text:c="4"/>| NULL <text:s text:c="3"/>| <text:s text:c="6"/>|</text:p>
      <text:p text:style-name="P11">+-------+----------+------+-----+---------+-------+</text:p>
      <text:p text:style-name="P11">3 rows in set (0.01 sec)</text:p>
      <text:p text:style-name="P11"/>
      <text:p text:style-name="P11">create table stud_comp ( scno int primary key, sreg_no int, c_no int, crank int, year year, foreign key(sreg_no) references student(sreg_no) on delete restrict on update cascade, foreign key(c_no) references compitition (c_no) on delete</text:p>
      <text:p text:style-name="P11">restrict on update cascade, unique(sreg_no,c_no));</text:p>
      <text:p text:style-name="P11">Query OK, 0 rows affected (4.46 sec)</text:p>
      <text:p text:style-name="P11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1. List out all the competitions held in the school.</text:p>
      <text:p text:style-name="P9"/>
      <text:p text:style-name="P27">mysql&gt; select distinct name from compitition;</text:p>
      <text:p text:style-name="P27">+-------------+</text:p>
      <text:p text:style-name="P27">| name <text:s text:c="7"/>|</text:p>
      <text:p text:style-name="P27">+-------------+</text:p>
      <text:p text:style-name="P27">| drawing <text:s text:c="4"/>|</text:p>
      <text:p text:style-name="P27">| craft <text:s text:c="6"/>|</text:p>
      <text:p text:style-name="P27">| running <text:s text:c="4"/>|</text:p>
      <text:p text:style-name="P27">| swimming <text:s text:c="3"/>|</text:p>
      <text:p text:style-name="P27">| long jump <text:s text:c="2"/>|</text:p>
      <text:p text:style-name="P27">| maths quiz <text:s/>|</text:p>
      <text:p text:style-name="P27">| programming |</text:p>
      <text:p text:style-name="P27">+-------------+</text:p>
      <text:p text:style-name="P27">7 rows in set (0.00 sec)</text:p>
      <text:p text:style-name="P27"/>
      <text:p text:style-name="P6">2. List the names of all the students who have secured 1st rank in running race from 1995 to <text:span text:style-name="T1">2005.</text:span></text:p>
      <text:p text:style-name="P6"/>
      <text:p text:style-name="P26">mysql&gt; select student.name from student ,stud_comp,compitition where compitition.name='running' and year &gt;=1995 and year &lt;=2005 and stud_comp.crank=1 and student.sreg_no=stud_comp.sreg_no and compitition.c_no=stud_comp.c_no;</text:p>
      <text:p text:style-name="P26">+------+</text:p>
      <text:p text:style-name="P26">| name 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33"/>
            </table:table-cell>
          </table:table-row>
        </table:table-header-rows>
      </table:table>
      <text:p text:style-name="P26"/>
      <text:p text:style-name="P26">| mno <text:s/>|</text:p>
      <text:p text:style-name="P26">+------+</text:p>
      <text:p text:style-name="P26">1 row in set (0.00 sec)</text:p>
      <text:p text:style-name="Standard"/>
      <text:p text:style-name="Standard"/>
      <text:p text:style-name="Standard"/>
      <text:p text:style-name="P7">3. Give the name of a student who has won maximum number of competitions.</text:p>
      <text:p text:style-name="P1"/>
      <text:p text:style-name="P1"/>
      <text:p text:style-name="P1"/>
      <text:p text:style-name="P1"><text:soft-page-break/></text:p>
      <text:p text:style-name="P8">4. Find out the total number of competitions organized in the school for competition type 'sports'.</text:p>
      <text:p text:style-name="P8"/>
      <text:p text:style-name="P12">mysql&gt; select count(*) from compitition where type='sports';</text:p>
      <text:p text:style-name="P12">+----------+</text:p>
      <text:p text:style-name="P12">| count(*) |</text:p>
      <text:p text:style-name="P12">+----------+</text:p>
      <text:p text:style-name="P12">| <text:s text:c="7"/>3 |</text:p>
      <text:p text:style-name="P12">+----------+</text:p>
      <text:p text:style-name="P12">1 row in set (0.00 sec)</text:p>
      <text:p text:style-name="P1"/>
      <text:p text:style-name="P8">5. Find out the details of students participating in different competitions.</text:p>
      <text:p text:style-name="P10"/>
      <text:p text:style-name="P13">mysql&gt; select distinct student.name, compitition.name, stud_comp.crank from student , compitition , stud_comp where student.sreg_no = stud_comp.sreg_no and compitition.c_no = stud_comp.c_no;</text:p>
      <text:p text:style-name="P13">+------+-------------+-------+</text:p>
      <text:p text:style-name="P13">| name | name <text:s text:c="7"/>| crank |</text:p>
      <text:p text:style-name="P13">+------+-------------+-------+</text:p>
      <text:p text:style-name="P13">| abc <text:s/>| drawing <text:s text:c="4"/>| <text:s text:c="4"/>1 |</text:p>
      <text:p text:style-name="P13">| abc <text:s/>| craft <text:s text:c="6"/>| <text:s text:c="4"/>1 |</text:p>
      <text:p text:style-name="P13">| abc <text:s/>| running <text:s text:c="4"/>| <text:s text:c="4"/>2 |</text:p>
      <text:p text:style-name="P13">| def <text:s/>| running <text:s text:c="4"/>| <text:s text:c="4"/>1 |</text:p>
      <text:p text:style-name="P13">| def <text:s/>| swimming <text:s text:c="3"/>| <text:s text:c="4"/>2 |</text:p>
      <text:p text:style-name="P13">| ghi <text:s/>| running <text:s text:c="4"/>| <text:s text:c="4"/>1 |</text:p>
      <text:p text:style-name="P13">| ghi <text:s/>| swimming <text:s text:c="3"/>| <text:s text:c="4"/>1 |</text:p>
      <text:p text:style-name="P13">| jkl <text:s/>| running <text:s text:c="4"/>| <text:s text:c="4"/>1 |</text:p>
      <text:p text:style-name="P13">| jkl <text:s/>| long jump <text:s text:c="2"/>| <text:s text:c="4"/>2 |</text:p>
      <text:p text:style-name="P13">| mno <text:s/>| running <text:s text:c="4"/>| <text:s text:c="4"/>1 |</text:p>
      <text:p text:style-name="P13">| mno <text:s/>| swimming <text:s text:c="3"/>| <text:s text:c="4"/>1 |</text:p>
      <text:p text:style-name="P13">| mno <text:s/>| long jump <text:s text:c="2"/>| <text:s text:c="4"/>1 |</text:p>
      <text:p text:style-name="P13">| mno <text:s/>| programming | <text:s text:c="4"/>1 |</text:p>
      <text:p text:style-name="P13"><text:soft-page-break/>+------+-------------+-------+</text:p>
      <text:p text:style-name="P13">13 rows in set (0.00 sec)</text:p>
      <text:p text:style-name="P13"/>
      <text:p text:style-name="P23">(<text:span text:style-name="T2">B</text:span>) Stored Procedures:</text:p>
      <text:p text:style-name="P23"/>
      <text:p text:style-name="P23">a) Write a procedure to count the no of competitions which come under the type 'sports' and no of competitions which come under the type 'academics'.</text:p>
      <text:p text:style-name="P23"/>
      <text:p text:style-name="P13">*</text:p>
      <text:p text:style-name="P13">mysql&gt; Delimiter //</text:p>
      <text:p text:style-name="P13">mysql&gt; create procedure displayCount(out sports int, out acad int)</text:p>
      <text:p text:style-name="P13"><text:s text:c="4"/>-&gt; begin</text:p>
      <text:p text:style-name="P13"><text:s text:c="4"/>-&gt; select count(*) into sports from compitition where type = 'sports';</text:p>
      <text:p text:style-name="P13"><text:s text:c="4"/>-&gt; select count(*) into acad from compitition where type = 'academics';</text:p>
      <text:p text:style-name="P13"><text:s text:c="4"/>-&gt; End</text:p>
      <text:p text:style-name="P13"><text:s text:c="4"/>-&gt; //</text:p>
      <text:p text:style-name="P13">Query OK, 0 rows affected (0.20 sec)</text:p>
      <text:p text:style-name="P13">*</text:p>
      <text:p text:style-name="P13">mysql&gt; delimiter ;</text:p>
      <text:p text:style-name="P14">*</text:p>
      <text:p text:style-name="P14">mysql&gt; call displayCount(@sports,@academics);</text:p>
      <text:p text:style-name="P13">Query OK, 1 row affected (0.00 sec)</text:p>
      <text:p text:style-name="P13">*</text:p>
      <text:p text:style-name="P13">mysql&gt; select @sports;</text:p>
      <text:p text:style-name="P13">+---------+</text:p>
      <text:p text:style-name="P13">| @sports |</text:p>
      <text:p text:style-name="P13">+---------+</text:p>
      <text:p text:style-name="P13">| <text:s text:c="6"/>3 |</text:p>
      <text:p text:style-name="P13">+---------+</text:p>
      <text:p text:style-name="P13">1 row in set (0.00 sec)</text:p>
      <text:p text:style-name="P13"/>
      <text:p text:style-name="P13"/>
      <text:p text:style-name="P13"><text:soft-page-break/>mysql&gt; select @academics;</text:p>
      <text:p text:style-name="P13">+------------+</text:p>
      <text:p text:style-name="P13">| @academics |</text:p>
      <text:p text:style-name="P13">+------------+</text:p>
      <text:p text:style-name="P13">| <text:s text:c="9"/>2 |</text:p>
      <text:p text:style-name="P13">+------------+</text:p>
      <text:p text:style-name="P13">1 row in set (0.00 sec)</text:p>
      <text:p text:style-name="P13"/>
      <text:p text:style-name="P23">b) Write a stored procedure which accepts year as input and gives a list of all competitions held in</text:p>
      <text:p text:style-name="P23">that year.</text:p>
      <text:p text:style-name="P23"/>
      <text:p text:style-name="P13">mysql&gt; delimiter //</text:p>
      <text:p text:style-name="P13">mysql&gt; create procedure compName (y year)</text:p>
      <text:p text:style-name="P13"><text:s text:c="4"/>-&gt; begin</text:p>
      <text:p text:style-name="P13"><text:s text:c="4"/>-&gt; select compitition.name from compitition , stud_comp where compitition.c_no = stud_comp.c_no and year =y;</text:p>
      <text:p text:style-name="P13"><text:s text:c="4"/>-&gt; end</text:p>
      <text:p text:style-name="P13"><text:s text:c="4"/>-&gt; //</text:p>
      <text:p text:style-name="P13">Query OK, 0 rows affected (0.12 sec)</text:p>
      <text:p text:style-name="P13"/>
      <text:p text:style-name="P13">mysql&gt; delimiter ;</text:p>
      <text:p text:style-name="P13">mysql&gt; call compName(2012);</text:p>
      <text:p text:style-name="P13">+-----------+</text:p>
      <text:p text:style-name="P13">| name <text:s text:c="5"/>|</text:p>
      <text:p text:style-name="P13">+-----------+</text:p>
      <text:p text:style-name="P13">| swimming <text:s/>|</text:p>
      <text:p text:style-name="P13">| long jump |</text:p>
      <text:p text:style-name="P13">+-----------+</text:p>
      <text:p text:style-name="P13">2 rows in set (0.00 sec)</text:p>
      <text:p text:style-name="P13"/>
      <text:p text:style-name="P13"/>
      <text:p text:style-name="P13"/>
      <text:p text:style-name="P13"/>
      <text:p text:style-name="P13"/>
      <text:p text:style-name="P23"><text:soft-page-break/>(<text:span text:style-name="T3">C</text:span>) Stored Functions:</text:p>
      <text:p text:style-name="P23"/>
      <text:p text:style-name="P23">a) Write a function which accepts a competition type and returns the total no of competitions held under that type.</text:p>
      <text:p text:style-name="P23"/>
      <text:p text:style-name="P15">mysql&gt; delimiter //</text:p>
      <text:p text:style-name="P13">mysql&gt; create function comp(t varchar(20)) returns int</text:p>
      <text:p text:style-name="P13"><text:s text:c="4"/>-&gt; <text:s text:c="5"/>deterministic</text:p>
      <text:p text:style-name="P13"><text:s text:c="4"/>-&gt; <text:s text:c="5"/>begin </text:p>
      <text:p text:style-name="P13"><text:s text:c="4"/>-&gt; <text:s text:c="5"/>declare c int;</text:p>
      <text:p text:style-name="P13"><text:s text:c="4"/>-&gt; <text:s text:c="5"/>select count(name) into c from compitition where type = t;</text:p>
      <text:p text:style-name="P13"><text:s text:c="4"/>-&gt; <text:s text:c="5"/>return c;</text:p>
      <text:p text:style-name="P13"><text:s text:c="4"/>-&gt; <text:s text:c="5"/>end</text:p>
      <text:p text:style-name="P13"><text:s text:c="4"/>-&gt; <text:s text:c="5"/>//</text:p>
      <text:p text:style-name="P13">Query OK, 0 rows affected (0.11 sec)</text:p>
      <text:p text:style-name="P13"/>
      <text:p text:style-name="P13">mysql&gt; select comp('sports');</text:p>
      <text:p text:style-name="P13">+----------------+</text:p>
      <text:p text:style-name="P13">| comp('sports') |</text:p>
      <text:p text:style-name="P13">+----------------+</text:p>
      <text:p text:style-name="P13">| <text:s text:c="13"/>3 |</text:p>
      <text:p text:style-name="P13">+----------------+</text:p>
      <text:p text:style-name="P13">1 row in set (0.00 sec)</text:p>
      <text:p text:style-name="P13"><text:s/></text:p>
      <text:p text:style-name="P23">b) Write a function which accepts a name of students and returns the total no of prizes won by that</text:p>
      <text:p text:style-name="P23">student in the year 2001.</text:p>
      <text:p text:style-name="P23"/>
      <text:p text:style-name="P13">mysql&gt; \! vi f1</text:p>
      <text:p text:style-name="P13">delimiter //</text:p>
      <text:p text:style-name="P13">create function stud_name(sname varchar(20)) returns int</text:p>
      <text:p text:style-name="P13">deterministic</text:p>
      <text:p text:style-name="P13">begin</text:p>
      <text:p text:style-name="P13">declare result1 int;</text:p>
      <text:p text:style-name="P13"><text:soft-page-break/>select count(sreg_no) into result1 from stud_comp where year = 2011 and sreg_no in (select sreg_no from student where name = sname);</text:p>
      <text:p text:style-name="P13">return result1;</text:p>
      <text:p text:style-name="P13">end</text:p>
      <text:p text:style-name="P13">//</text:p>
      <text:p text:style-name="P13"/>
      <text:p text:style-name="P13">mysql&gt; select stud_name('def');</text:p>
      <text:p text:style-name="P13">+------------------+</text:p>
      <text:p text:style-name="P13">| stud_name('def') |</text:p>
      <text:p text:style-name="P13">+------------------+</text:p>
      <text:p text:style-name="P13">| <text:s text:c="15"/>1 |</text:p>
      <text:p text:style-name="P13">+------------------+</text:p>
      <text:p text:style-name="P13">1 row in set (0.00 sec)</text:p>
      <text:p text:style-name="P13"/>
      <text:p text:style-name="P23">(<text:span text:style-name="T5">D</text:span>) Cursors:</text:p>
      <text:p text:style-name="P23"/>
      <text:p text:style-name="P23">a) Write a procedure using cursor which will list all the competitions in which students studing in the 5th std have won 1st prize in 1995.</text:p>
      <text:p text:style-name="P13"/>
      <text:p text:style-name="P13">mysql&gt; \! vi cur1</text:p>
      <text:p text:style-name="P13"/>
      <text:p text:style-name="P13">delimiter //</text:p>
      <text:p text:style-name="P13">create procedure print_cname()</text:p>
      <text:p text:style-name="P13">begin</text:p>
      <text:p text:style-name="P13">declare done int default 0;</text:p>
      <text:p text:style-name="P13">declare a1 varchar(20) ;</text:p>
      <text:p text:style-name="P13"/>
      <text:p text:style-name="P13">declare cur1 cursor for select compitition.name from student,compitition,stud_comp where <text:s/>student.sreg_no = stud_comp.sreg_no and compitition.c_no = stud_comp.c_no and year = <text:span text:style-name="T6">1995</text:span> <text:s/>and crank = 1 and class = '<text:span text:style-name="T6">5th</text:span>';</text:p>
      <text:p text:style-name="P13"/>
      <text:p text:style-name="P13">declare continue handler for SQLSTATE '02000' set done = 1;</text:p>
      <text:p text:style-name="P13"><text:soft-page-break/>open cur1;</text:p>
      <text:p text:style-name="P13">repeat</text:p>
      <text:p text:style-name="P13">fetch cur1 into a1;</text:p>
      <text:p text:style-name="P13">if not done then</text:p>
      <text:p text:style-name="P13">select a1;</text:p>
      <text:p text:style-name="P13">end if;</text:p>
      <text:p text:style-name="P13">until done</text:p>
      <text:p text:style-name="P13">end repeat;</text:p>
      <text:p text:style-name="P13">close cur1;</text:p>
      <text:p text:style-name="P13">end //</text:p>
      <text:p text:style-name="P13"/>
      <text:p text:style-name="P16">mysql&gt; \. cur1</text:p>
      <text:p text:style-name="P13">mysql&gt; call print_cname();</text:p>
      <text:p text:style-name="P13">+----------+</text:p>
      <text:p text:style-name="P13">| a1 <text:s text:c="6"/>|</text:p>
      <text:p text:style-name="P13">+----------+</text:p>
      <text:p text:style-name="P13">| swimming |</text:p>
      <text:p text:style-name="P13">+----------+</text:p>
      <text:p text:style-name="P13">1 row in set (0.12 sec)</text:p>
      <text:p text:style-name="P13"/>
      <text:p text:style-name="P13">+-------------+</text:p>
      <text:p text:style-name="P13">| a1 <text:s text:c="9"/>|</text:p>
      <text:p text:style-name="P13">+-------------+</text:p>
      <text:p text:style-name="P13">| programming |</text:p>
      <text:p text:style-name="P13">+-------------+</text:p>
      <text:p text:style-name="P13">1 row in set (0.12 sec)</text:p>
      <text:p text:style-name="P13"/>
      <text:p text:style-name="P13">Query OK, 0 rows affected (0.12 sec)</text:p>
      <text:p text:style-name="P24"/>
      <text:p text:style-name="P24"/>
      <text:p text:style-name="P24"/>
      <text:p text:style-name="P17"/>
      <text:p text:style-name="P24">b) Write a procedure using cursor to give competition wise 1st or 2nd rank holders for all the competitions held in the year 2001.</text:p>
      <text:p text:style-name="P17"/>
      <text:p text:style-name="P17"><text:soft-page-break/>mysql&gt; \! vi cur2</text:p>
      <text:p text:style-name="P17"/>
      <text:p text:style-name="P17">delimiter //</text:p>
      <text:p text:style-name="P17">create procedure print_cname_rank()</text:p>
      <text:p text:style-name="P17">begin</text:p>
      <text:p text:style-name="P17">declare done int default 0;</text:p>
      <text:p text:style-name="P17">declare a1 varchar(20) ;</text:p>
      <text:p text:style-name="P17"/>
      <text:p text:style-name="P17">declare cur1 cursor for select compitition.name from compitition , stud_comp where compitition.c_no = stud_comp.c_no and year = 20<text:span text:style-name="T7">0</text:span>1 and (crank = 1 or crank = 2);</text:p>
      <text:p text:style-name="P17"/>
      <text:p text:style-name="P17">declare continue handler for SQLSTATE '02000' set done = 1;</text:p>
      <text:p text:style-name="P17">open cur1;</text:p>
      <text:p text:style-name="P17">repeat</text:p>
      <text:p text:style-name="P17">fetch cur1 into a1;</text:p>
      <text:p text:style-name="P17">if not done then</text:p>
      <text:p text:style-name="P17">select a1;</text:p>
      <text:p text:style-name="P17">end if;</text:p>
      <text:p text:style-name="P17">until done</text:p>
      <text:p text:style-name="P17">end repeat;</text:p>
      <text:p text:style-name="P17">close cur1;</text:p>
      <text:p text:style-name="P17">end //</text:p>
      <text:p text:style-name="P17"/>
      <text:p text:style-name="P17">mysql&gt; \. cur2</text:p>
      <text:p text:style-name="P17">Query OK, 0 rows affected (0.19 sec)</text:p>
      <text:p text:style-name="P17"/>
      <text:p text:style-name="P17"/>
      <text:p text:style-name="P17"/>
      <text:p text:style-name="P17"/>
      <text:p text:style-name="P17">mysql&gt; call print_cname_rank()//</text:p>
      <text:p text:style-name="P17">+---------+</text:p>
      <text:p text:style-name="P17">| a1 <text:s text:c="5"/>|</text:p>
      <text:p text:style-name="P17">+---------+</text:p>
      <text:p text:style-name="P17">| running |</text:p>
      <text:p text:style-name="P17"><text:soft-page-break/>+---------+</text:p>
      <text:p text:style-name="P17">1 row in set (0.00 sec)</text:p>
      <text:p text:style-name="P17"/>
      <text:p text:style-name="P17">+-----------+</text:p>
      <text:p text:style-name="P17">| a1 <text:s text:c="7"/>|</text:p>
      <text:p text:style-name="P17">+-----------+</text:p>
      <text:p text:style-name="P17">| long jump |</text:p>
      <text:p text:style-name="P17">+-----------+</text:p>
      <text:p text:style-name="P17">1 row in set (0.00 sec)</text:p>
      <text:p text:style-name="P17"/>
      <text:p text:style-name="P17">+----------+</text:p>
      <text:p text:style-name="P17">| a1 <text:s text:c="6"/>|</text:p>
      <text:p text:style-name="P17">+----------+</text:p>
      <text:p text:style-name="P17">| swimming |</text:p>
      <text:p text:style-name="P17">+----------+</text:p>
      <text:p text:style-name="P17">1 row in set (0.00 sec)</text:p>
      <text:p text:style-name="P17"/>
      <text:p text:style-name="P17">+-------------+</text:p>
      <text:p text:style-name="P17">| a1 <text:s text:c="9"/>|</text:p>
      <text:p text:style-name="P17">+-------------+</text:p>
      <text:p text:style-name="P17">| programming |</text:p>
      <text:p text:style-name="P17">+-------------+</text:p>
      <text:p text:style-name="P17">1 row in set (0.00 sec)</text:p>
      <text:p text:style-name="P17"/>
      <text:p text:style-name="P17">Query OK, 0 rows affected (0.00 sec)</text:p>
      <text:p text:style-name="P24"/>
      <text:p text:style-name="P23"/>
      <text:p text:style-name="P13"/>
      <text:p text:style-name="P23">(<text:span text:style-name="T7">E</text:span>) Triggers:</text:p>
      <text:p text:style-name="P23"/>
      <text:p text:style-name="P23">a) Write a trigger before insertion on the relationship table. if the year entered is greater than current year, it should be changed to current year.</text:p>
      <text:p text:style-name="P23"/>
      <text:p text:style-name="P13">mysql&gt; \! vi trig1</text:p>
      <text:p text:style-name="P13"><text:soft-page-break/></text:p>
      <text:p text:style-name="P13">Delimiter //</text:p>
      <text:p text:style-name="P13">Create trigger t1 before insert on stud_comp for each row</text:p>
      <text:p text:style-name="P13">Begin</text:p>
      <text:p text:style-name="P13">If new.year &gt; year(current_date()) then</text:p>
      <text:p text:style-name="P13">Set new.year= year(current_date());</text:p>
      <text:p text:style-name="P13">End if;</text:p>
      <text:p text:style-name="P13">End</text:p>
      <text:p text:style-name="P13">//</text:p>
      <text:p text:style-name="P13"/>
      <text:p text:style-name="P13">mysql&gt; \. trig1</text:p>
      <text:p text:style-name="P13">Query OK, 0 rows affected (0.19 sec)</text:p>
      <text:p text:style-name="P13"/>
      <text:p text:style-name="P13"/>
      <text:p text:style-name="P21">Output-</text:p>
      <text:p text:style-name="P21">mysql&gt; insert into stud_comp values(1015 ,4, 102 , 1 ,2022);</text:p>
      <text:p text:style-name="P21">Query OK, 1 row affected (0.56 sec)</text:p>
      <text:p text:style-name="P18">mysql&gt; select * from stud_comp;</text:p>
      <text:p text:style-name="P18">+------+---------+------+-------+------+</text:p>
      <text:p text:style-name="P18">| scno | sreg_no | c_no | crank | year |</text:p>
      <text:p text:style-name="P18">+------+---------+------+-------+------+</text:p>
      <text:p text:style-name="P18">| 1011 | <text:s text:c="6"/>5 | <text:s/>107 | <text:s text:c="4"/>1 | 2011 |</text:p>
      <text:p text:style-name="P18">| 1012 | <text:s text:c="6"/>5 | <text:s/>103 | <text:s text:c="4"/>1 | 2005 |</text:p>
      <text:p text:style-name="P18">| 1013 | <text:s text:c="6"/>3 | <text:s/>103 | <text:s text:c="4"/>1 | 2005 |</text:p>
      <text:p text:style-name="P18">| 1014 | <text:s text:c="6"/>4 | <text:s/>101 | <text:s text:c="4"/>3 | 2011 |</text:p>
      <text:p text:style-name="P18">| 1015 | <text:s text:c="6"/>4 | <text:s/>102 | <text:s text:c="4"/>1 | <text:span text:style-name="T4">2020</text:span> |</text:p>
      <text:p text:style-name="P18">+------+---------+------+-------+------+</text:p>
      <text:p text:style-name="P18">15 rows in set (0.00 sec)</text:p>
      <text:p text:style-name="P18"/>
      <text:p text:style-name="P21"/>
      <text:p text:style-name="P23"/>
      <text:p text:style-name="P23">b) Create a new table ‘tot_prize’ containing the fields stud_reg_no and no_of_prizes. Write a trigger after insert into the relationship table between student and Competition. It should</text:p>
      <text:p text:style-name="P23"><text:soft-page-break/>increment the no_of_prizes in the table ‘tot_prize’ for the NEW stud_reg_no by 1.</text:p>
      <text:p text:style-name="P23"/>
      <text:p text:style-name="P19">mysql&gt; create table tot_prize (sreg_no int , no_of_prizes int , foreign key(sreg_no) references student(sreg_no) on delete cascade on update cascade);</text:p>
      <text:p text:style-name="P19"/>
      <text:p text:style-name="P13">mysql&gt; \! vi proc_add_prize</text:p>
      <text:p text:style-name="P13">delimiter //</text:p>
      <text:p text:style-name="P13">create procedure add_prize(sno int)</text:p>
      <text:p text:style-name="P13">begin</text:p>
      <text:p text:style-name="P13">-- SET max_sp_recursion_depth=255;</text:p>
      <text:p text:style-name="P13">IF EXISTS(SELECT 'True' FROM tot_prize WHERE sreg_no = sno) then</text:p>
      <text:p text:style-name="P13">update tot_prize set no_of_prizes = no_of_prizes + 1 where sreg_no = sno;</text:p>
      <text:p text:style-name="P13">else</text:p>
      <text:p text:style-name="P13">insert into tot_prize values(sno,1);</text:p>
      <text:p text:style-name="P13">end if;</text:p>
      <text:p text:style-name="P13">end</text:p>
      <text:p text:style-name="P13">//</text:p>
      <text:p text:style-name="P13"/>
      <text:p text:style-name="P13">mysql&gt; \! vi trig2</text:p>
      <text:p text:style-name="P13">delimiter //</text:p>
      <text:p text:style-name="P13">create trigger t5 after insert on stud_comp for each row</text:p>
      <text:p text:style-name="P13">begin</text:p>
      <text:p text:style-name="P13">call add_prize(new.sreg_no);</text:p>
      <text:p text:style-name="P13">end</text:p>
      <text:p text:style-name="P13">//</text:p>
      <text:p text:style-name="P13"><text:s text:c="4"/></text:p>
      <text:p text:style-name="P23"/>
      <text:p text:style-name="P23">(<text:span text:style-name="T8">F</text:span>) Views:</text:p>
      <text:p text:style-name="P23">a) Create a view over the competition table which contains only competition name and its type and it should be sorted on type.</text:p>
      <text:p text:style-name="P23"/>
      <text:p text:style-name="P13"><text:soft-page-break/></text:p>
      <text:p text:style-name="P13">mysql&gt; create view name_t as select name,type from compitition order by type;</text:p>
      <text:p text:style-name="P13">Query OK, 0 rows affected (0.13 sec)</text:p>
      <text:p text:style-name="P13"/>
      <text:p text:style-name="P13">mysql&gt; select * from name_t;</text:p>
      <text:p text:style-name="P13">+-------------+-----------+</text:p>
      <text:p text:style-name="P13">| name <text:s text:c="7"/>| type <text:s text:c="5"/>|</text:p>
      <text:p text:style-name="P13">+-------------+-----------+</text:p>
      <text:p text:style-name="P13">| maths quiz <text:s/>| academics |</text:p>
      <text:p text:style-name="P13">| programming | academics |</text:p>
      <text:p text:style-name="P13">| drawing <text:s text:c="4"/>| arts <text:s text:c="5"/>|</text:p>
      <text:p text:style-name="P13">| craft <text:s text:c="6"/>| arts <text:s text:c="5"/>|</text:p>
      <text:p text:style-name="P13">| running <text:s text:c="4"/>| sports <text:s text:c="3"/>|</text:p>
      <text:p text:style-name="P13">| swimming <text:s text:c="3"/>| sports <text:s text:c="3"/>|</text:p>
      <text:p text:style-name="P13">| long jump <text:s text:c="2"/>| sports <text:s text:c="3"/>|</text:p>
      <text:p text:style-name="P13">+-------------+-----------+</text:p>
      <text:p text:style-name="P13">7 rows in set (0.00 sec)</text:p>
      <text:p text:style-name="P23"/>
      <text:p text:style-name="P23"/>
      <text:p text:style-name="P23">b) Create a view containing student name, class, competition name, rank and year. the list should be</text:p>
      <text:p text:style-name="P23">sorted by student name.</text:p>
      <text:p text:style-name="P23"/>
      <text:p text:style-name="P13">mysql&gt; create view <text:s/>details as select student.name 'studname',class,compitition.name 'comp_name', crank,year from student,compitition,stud_comp where student.sreg_no = stud_comp.sreg_no and compitition.c_no = stud_comp.c_no order by student.nam</text:p>
      <text:p text:style-name="P13">e;</text:p>
      <text:p text:style-name="P13">Query OK, 0 rows affected (0.12 sec)</text:p>
      <text:p text:style-name="P13"/>
      <text:p text:style-name="P13">mysql&gt; select * from details;</text:p>
      <text:p text:style-name="P13">+----------+-------+-------------+-------+------+</text:p>
      <text:p text:style-name="P13">| studname | class | comp_name <text:s text:c="2"/>| crank | year |</text:p>
      <text:p text:style-name="P13"><text:soft-page-break/>+----------+-------+-------------+-------+------+</text:p>
      <text:p text:style-name="P13">| abc <text:s text:c="5"/>| fybcs | drawing <text:s text:c="4"/>| <text:s text:c="4"/>1 | 2006 |</text:p>
      <text:p text:style-name="P13">| abc <text:s text:c="5"/>| fybcs | craft <text:s text:c="6"/>| <text:s text:c="4"/>1 | 2007 |</text:p>
      <text:p text:style-name="P13">| abc <text:s text:c="5"/>| fybcs | running <text:s text:c="4"/>| <text:s text:c="4"/>2 | 2010 |</text:p>
      <text:p text:style-name="P13">| def <text:s text:c="5"/>| sybcs | running <text:s text:c="4"/>| <text:s text:c="4"/>1 | 2011 |</text:p>
      <text:p text:style-name="P13">| def <text:s text:c="5"/>| sybcs | swimming <text:s text:c="3"/>| <text:s text:c="4"/>2 | 2012 |</text:p>
      <text:p text:style-name="P13">| ghi <text:s text:c="5"/>| tybcs | drawing <text:s text:c="4"/>| <text:s text:c="4"/>1 | 2015 |</text:p>
      <text:p text:style-name="P13">| ghi <text:s text:c="5"/>| tybcs | running <text:s text:c="4"/>| <text:s text:c="4"/>1 | 2005 |</text:p>
      <text:p text:style-name="P13">| ghi <text:s text:c="5"/>| tybcs | swimming <text:s text:c="3"/>| <text:s text:c="4"/>1 | 2013 |</text:p>
      <text:p text:style-name="P13">| ghi <text:s text:c="5"/>| tybcs | programming | <text:s text:c="4"/>3 | 2015 |</text:p>
      <text:p text:style-name="P13">| jkl <text:s text:c="5"/>| tybsc | drawing <text:s text:c="4"/>| <text:s text:c="4"/>3 | 2011 |</text:p>
      <text:p text:style-name="P13">| jkl <text:s text:c="5"/>| tybsc | craft <text:s text:c="6"/>| <text:s text:c="4"/>1 | 2020 |</text:p>
      <text:p text:style-name="P13">| jkl <text:s text:c="5"/>| tybsc | running <text:s text:c="4"/>| <text:s text:c="4"/>1 | 2010 |</text:p>
      <text:p text:style-name="P13">| jkl <text:s text:c="5"/>| tybsc | long jump <text:s text:c="2"/>| <text:s text:c="4"/>2 | 2011 |</text:p>
      <text:p text:style-name="P13">| mno <text:s text:c="5"/>| fybsc | running <text:s text:c="4"/>| <text:s text:c="4"/>1 | 2005 |</text:p>
      <text:p text:style-name="P13">| mno <text:s text:c="5"/>| fybsc | swimming <text:s text:c="3"/>| <text:s text:c="4"/>1 | 2011 |</text:p>
      <text:p text:style-name="P13">| mno <text:s text:c="5"/>| fybsc | long jump <text:s text:c="2"/>| <text:s text:c="4"/>1 | 2012 |</text:p>
      <text:p text:style-name="P13">| mno <text:s text:c="5"/>| fybsc | programming | <text:s text:c="4"/>1 | 2011 |</text:p>
      <text:p text:style-name="P13">+----------+-------+-------------+-------+------+</text:p>
      <text:p text:style-name="P13">17 rows in set (0.01 sec)</text:p>
      <text:p text:style-name="P13"/>
      <text:p text:style-name="P13"/>
      <text:p text:style-name="P13"/>
      <text:p text:style-name="P13">***********************************************************</text:p>
      <text:p text:style-name="P25">Bank database </text:p>
      <text:p text:style-name="P22">***********************************************************</text:p>
      <text:p text:style-name="P20">mysql&gt; create table cust(cust_no int primary key , cust_name char(20) , cust_street char(15),cust_city varchar(20));//</text:p>
      <text:p text:style-name="P20">Query OK, 0 rows affected (0.50 sec)</text:p>
      <text:p text:style-name="P20"/>
      <text:p text:style-name="P20">mysql&gt; create table branch(branch_no int primary key , branch_name varchar(20) not null , branch_city varchar(20));</text:p>
      <text:p text:style-name="P20"><text:s text:c="4"/>-&gt; //</text:p>
      <text:p text:style-name="P20"><text:soft-page-break/>Query OK, 0 rows affected (1.86 sec)</text:p>
      <text:p text:style-name="P20"/>
      <text:p text:style-name="P20">mysql&gt; </text:p>
      <text:p text:style-name="P20">mysql&gt; delimiter ;</text:p>
      <text:p text:style-name="P20"/>
      <text:p text:style-name="P20">mysql&gt; create table acc(acc_no int primary key , acc_type char(10) , balance float(8,2) , cust_no int ,branch_no int ,foreign key(cust_no) references</text:p>
      <text:p text:style-name="P20">cust(cust_no) on delete cascade on update cascade, foreign key(branch_no) references branch(branch_no) on delete cascade on update cascade);</text:p>
      <text:p text:style-name="P20">Query OK, 0 rows affected, 1 warning (1.49 sec)</text:p>
      <text:p text:style-name="P20"/>
      <text:p text:style-name="P20"/>
      <text:p text:style-name="P20">mysql&gt; create table loan (loan_no int primary key, loan_amt double(9,2),no_of_years int , branch_no int,cust_no int, foreign key(branch_no) references</text:p>
      <text:p text:style-name="P20"><text:s/>branch(branch_no) on delete cascade on update cascade , foreign key(cust_no) references cust(cust_no) on delete cascade on update cascade);</text:p>
      <text:p text:style-name="P20">Query OK, 0 rows affected, 1 warning (2.32 sec)</text:p>
      <text:p text:style-name="P23"/>
      <text:p text:style-name="P23"/>
      <text:p text:style-name="P29"/>
      <text:p text:style-name="P28"/>
      <text:p text:style-name="P28"/>
      <text:p text:style-name="P28"/>
      <text:p text:style-name="P28"/>
      <text:p text:style-name="P28"/>
      <text:p text:style-name="P23"/>
      <text:p text:style-name="P23">(<text:span text:style-name="T9">A</text:span>) Queries:</text:p>
      <text:p text:style-name="P13">1. Find out customer name having loan amt &gt;10000</text:p>
      <text:p text:style-name="P13">mysql&gt; select distinct cust_name from cust, loan where cust.cust_no=loan.cust_no and loan_amt &gt;10000;</text:p>
      <text:p text:style-name="P13">+-----------+</text:p>
      <text:p text:style-name="P13">| cust_name |</text:p>
      <text:p text:style-name="P13">+-----------+</text:p>
      <text:p text:style-name="P13">| mansi <text:s text:c="4"/>|</text:p>
      <text:p text:style-name="P13"><text:soft-page-break/>| abc <text:s text:c="6"/>|</text:p>
      <text:p text:style-name="P13">| def <text:s text:c="6"/>|</text:p>
      <text:p text:style-name="P13">| ghi <text:s text:c="6"/>|</text:p>
      <text:p text:style-name="P13">| jkl <text:s text:c="6"/>|</text:p>
      <text:p text:style-name="P13">+-----------+</text:p>
      <text:p text:style-name="P13">5 rows in set (0.04 sec)</text:p>
      <text:p text:style-name="P13"/>
      <text:p text:style-name="P23">2. Select customers having account but not loan.</text:p>
      <text:p text:style-name="P13">mysql&gt; select cust_name from cust where cust_no in (select cust_no from acc) and cust_no not in (select cust_no from loan);</text:p>
      <text:p text:style-name="P13">+-----------+</text:p>
      <text:p text:style-name="P13">| cust_name |</text:p>
      <text:p text:style-name="P13">+-----------+</text:p>
      <text:p text:style-name="P13">| abc <text:s text:c="6"/>|</text:p>
      <text:p text:style-name="P13">+-----------+</text:p>
      <text:p text:style-name="P13">1 row in set (0.02 sec)</text:p>
      <text:p text:style-name="P13"/>
      <text:p text:style-name="P23">3. Select customers having account as well as loan.</text:p>
      <text:p text:style-name="P23"/>
      <text:p text:style-name="P13">mysql&gt; select cust_name from cust where cust_no in (select cust_no from acc) and cust_no in (select cust_no from loan);</text:p>
      <text:p text:style-name="P13">+-----------+</text:p>
      <text:p text:style-name="P13">| cust_name |</text:p>
      <text:p text:style-name="P13">+-----------+</text:p>
      <text:p text:style-name="P13">| mansi <text:s text:c="4"/>|</text:p>
      <text:p text:style-name="P13">| def <text:s text:c="6"/>|</text:p>
      <text:p text:style-name="P13">| ghi <text:s text:c="6"/>|</text:p>
      <text:p text:style-name="P13">| jkl <text:s text:c="6"/>|</text:p>
      <text:p text:style-name="P13">+-----------+</text:p>
      <text:p text:style-name="P13">4 rows in set (0.00 sec)</text:p>
      <text:p text:style-name="P23">4. Find out customer names having loan at ‘Pimpri’ branch.</text:p>
      <text:p text:style-name="P13">mysql&gt; select cust_name from cust,branch,loan where cust.cust_no = loan.cust_no and branch.branch_no = loan.branch_no and branch_name = 'pimpri';</text:p>
      <text:p text:style-name="P13">+-----------+</text:p>
      <text:p text:style-name="P13"><text:soft-page-break/>| cust_name |</text:p>
      <text:p text:style-name="P13">+-----------+</text:p>
      <text:p text:style-name="P13">| mansi <text:s text:c="4"/>|</text:p>
      <text:p text:style-name="P13">+-----------+</text:p>
      <text:p text:style-name="P13">1 row in set (0.00 sec)</text:p>
      <text:p text:style-name="P13"/>
      <text:p text:style-name="P23">5. Find out customer names having Saving account.</text:p>
      <text:p text:style-name="P13">mysql&gt; select distinct cust_name from cust,acc where cust.cust_no = acc.cust_no and <text:s/>acc_type = 'saving';</text:p>
      <text:p text:style-name="P13"/>
      <text:p text:style-name="P13">+-----------+</text:p>
      <text:p text:style-name="P13">| cust_name |</text:p>
      <text:p text:style-name="P13">+-----------+</text:p>
      <text:p text:style-name="P13">| mansi <text:s text:c="4"/>|</text:p>
      <text:p text:style-name="P13">| abc <text:s text:c="6"/>|</text:p>
      <text:p text:style-name="P13">| def <text:s text:c="6"/>|</text:p>
      <text:p text:style-name="P13">| ghi <text:s text:c="6"/>|</text:p>
      <text:p text:style-name="P13">+-----------+</text:p>
      <text:p text:style-name="P13">4 rows in set (0.00 sec)</text:p>
      <text:p text:style-name="P23">6. Find out the total of all the loan amount at Nagar Branch.</text:p>
      <text:p text:style-name="P13"/>
      <text:p text:style-name="P13">mysql&gt; select sum(loan_amt) from loan,branch where branch.branch_no = loan.branch_no and branch_name='nagar';</text:p>
      <text:p text:style-name="P13">+---------------+</text:p>
      <text:p text:style-name="P13">| sum(loan_amt) |</text:p>
      <text:p text:style-name="P13">+---------------+</text:p>
      <text:p text:style-name="P13">| <text:s text:c="5"/>35000.00 |</text:p>
      <text:p text:style-name="P13">+---------------+</text:p>
      <text:p text:style-name="P13">1 row in set (0.00 sec)</text:p>
      <text:p text:style-name="P13"/>
      <text:p text:style-name="P23"/>
      <text:p text:style-name="P23">7. List the names of customers who have taken loan from the branch in the same city they live.</text:p>
      <text:p text:style-name="P23"/>
      <text:p text:style-name="P38"><text:soft-page-break/>mysql&gt; select cust_name from cust , branch , loan where cust.cust_no = loan.cust_no and branch.branch_no = loan.branch_no and cust_city = branch_city;</text:p>
      <text:p text:style-name="P38">+-----------+</text:p>
      <text:p text:style-name="P38">| cust_name |</text:p>
      <text:p text:style-name="P38">+-----------+</text:p>
      <text:p text:style-name="P38">| mansi <text:s text:c="4"/>|</text:p>
      <text:p text:style-name="P38">| abc <text:s text:c="6"/>|</text:p>
      <text:p text:style-name="P38">| jkl <text:s text:c="6"/>|</text:p>
      <text:p text:style-name="P38">+-----------+</text:p>
      <text:p text:style-name="P38">3 rows in set (0.15 sec)</text:p>
      <text:p text:style-name="P38"/>
      <text:p text:style-name="P35">(<text:span text:style-name="T10">B</text:span>) Stored Procedures:</text:p>
      <text:p text:style-name="P35"/>
      <text:p text:style-name="P36"/>
      <text:p text:style-name="P36"/>
      <text:p text:style-name="P35"/>
      <text:p text:style-name="P35"/>
      <text:p text:style-name="P38">a) Write a procedure to transfer amount of 1000 Rs. from account_no 10 to account_no 20.</text:p>
      <text:p text:style-name="P38"/>
      <text:p text:style-name="P38">mysql&gt; delimiter //</text:p>
      <text:p text:style-name="P38">mysql&gt; create procedure transferAmount()</text:p>
      <text:p text:style-name="P38"><text:s text:c="4"/>-&gt; begin</text:p>
      <text:p text:style-name="P38"><text:s text:c="4"/>-&gt; update acc set balance = balance - 1000 where acc_no = 10 ;</text:p>
      <text:p text:style-name="P38"><text:s text:c="4"/>-&gt; update acc set balance = balance + 1000 where acc_no = 20 ;</text:p>
      <text:p text:style-name="P38"><text:s text:c="4"/>-&gt; end</text:p>
      <text:p text:style-name="P38"><text:s text:c="4"/>-&gt; //</text:p>
      <text:p text:style-name="P38">Query OK, 0 rows affected (0.98 sec)</text:p>
      <text:p text:style-name="P38"/>
      <text:p text:style-name="P38">mysql&gt; call transferAmount();</text:p>
      <text:p text:style-name="P38"><text:s text:c="4"/>-&gt; //</text:p>
      <text:p text:style-name="P38">Query OK, 1 row affected (0.14 sec)</text:p>
      <text:p text:style-name="P38"/>
      <text:p text:style-name="P38">b) Write a procedure withdrawal for the following</text:p>
      <text:p text:style-name="P38"><text:soft-page-break/>1. Accept balance amount and acc_no for withdrawal as input parameters.</text:p>
      <text:p text:style-name="P38">2. Check if input amount is less than actual balance of accounts.</text:p>
      <text:p text:style-name="P38">3. If input amount is less ,give the message “withdrawal allowed from account” otherwise give the</text:p>
      <text:p text:style-name="P38">message “withdrawal not allowed from account”. Update the balance field.</text:p>
      <text:p text:style-name="P38"/>
      <text:p text:style-name="P23"/>
      <text:p text:style-name="P37">(<text:span text:style-name="T12">C</text:span>) Stored Functions:</text:p>
      <text:p text:style-name="P39">a) Write a function that returns the total loan amount of a particular branch.</text:p>
      <text:p text:style-name="P39">( Accept branch name as input parameter.)</text:p>
      <text:p text:style-name="P39"/>
      <text:p text:style-name="P39">delimiter //</text:p>
      <text:p text:style-name="P39">create function loanSum(name varchar(20)) returns float</text:p>
      <text:p text:style-name="P39">deterministic</text:p>
      <text:p text:style-name="P39">begin</text:p>
      <text:p text:style-name="P39">declare s float ;</text:p>
      <text:p text:style-name="P39">select sum(loan_amt) into s from loan , branch where branch.branch_no = loan.branch_no and branch_name = <text:span text:style-name="T13">name</text:span>;</text:p>
      <text:p text:style-name="P39">return s;</text:p>
      <text:p text:style-name="P39">end</text:p>
      <text:p text:style-name="P39">//</text:p>
      <text:p text:style-name="P39"/>
      <text:p text:style-name="P39">mysql&gt; select loanSum('pashan');</text:p>
      <text:p text:style-name="P39">+-------------------+</text:p>
      <text:p text:style-name="P39">| loanSum('pashan') |</text:p>
      <text:p text:style-name="P39">+-------------------+</text:p>
      <text:p text:style-name="P39">| <text:s text:c="11"/>110000 |</text:p>
      <text:p text:style-name="P39">+-------------------+</text:p>
      <text:p text:style-name="P39">1 row in set (0.00 sec)</text:p>
      <text:p text:style-name="P39"/>
      <text:p text:style-name="P39">b) Write a function to count the no. of customers of particular branch.</text:p>
      <text:p text:style-name="P39"><text:soft-page-break/>(Accept branch name as input parameter).</text:p>
      <text:p text:style-name="P39"/>
      <text:p text:style-name="P39">delimiter //</text:p>
      <text:p text:style-name="P39">create function countCust(name varchar(20)) returns int</text:p>
      <text:p text:style-name="P39">deterministic</text:p>
      <text:p text:style-name="P39">begin</text:p>
      <text:p text:style-name="P39">declare i int ;</text:p>
      <text:p text:style-name="P39">select count(cust_no) into i from acc , branch where acc.branch_no = branch.branch_no and branch_name = name;</text:p>
      <text:p text:style-name="P39">return i;</text:p>
      <text:p text:style-name="P39">end</text:p>
      <text:p text:style-name="P39">//</text:p>
      <text:p text:style-name="P39"/>
      <text:p text:style-name="P39">mysql&gt; select countCust('nagar');</text:p>
      <text:p text:style-name="P39">+--------------------+</text:p>
      <text:p text:style-name="P39">| countCust('nagar') |</text:p>
      <text:p text:style-name="P39">+--------------------+</text:p>
      <text:p text:style-name="P39">| <text:s text:c="17"/>2 |</text:p>
      <text:p text:style-name="P39">+--------------------+</text:p>
      <text:p text:style-name="P39">1 row in set (0.00 sec)</text:p>
      <text:p text:style-name="P39"/>
      <text:p text:style-name="P37">(<text:span text:style-name="T13">D</text:span>) Cursors:</text:p>
      <text:p text:style-name="P39">a) Write a procedure using cursor to display the customers having loan</text:p>
      <text:p text:style-name="P39">amounts between 40000 and 50000 from branch name 'CIDCO'..</text:p>
      <text:p text:style-name="P39"/>
      <text:p text:style-name="P39"/>
      <text:p text:style-name="P39">delimiter //</text:p>
      <text:p text:style-name="P39">create procedure printCustname()</text:p>
      <text:p text:style-name="P39">begin</text:p>
      <text:p text:style-name="P39">declare done int default 0;</text:p>
      <text:p text:style-name="P39">declare a1 varchar(20);</text:p>
      <text:p text:style-name="P39"/>
      <text:p text:style-name="P39">declare cur1 cursor for select cust_name from cust , loan, branch where cust.cust_no = loan.cust_no and branch.branch_no = <text:soft-page-break/>loan.branch_no and loan_amt &gt;= 40000 and loan_amt &lt;= 50000 and branch_name = 'CIDCO';</text:p>
      <text:p text:style-name="P39"/>
      <text:p text:style-name="P39">declare continue handler for SQLSTATE '02000' set done = 1;</text:p>
      <text:p text:style-name="P39">open cur1;</text:p>
      <text:p text:style-name="P39">repeat</text:p>
      <text:p text:style-name="P39">fetch cur1 into a1;</text:p>
      <text:p text:style-name="P39">if not done then select a1;</text:p>
      <text:p text:style-name="P39">end if;</text:p>
      <text:p text:style-name="P39">until done</text:p>
      <text:p text:style-name="P39">end repeat;</text:p>
      <text:p text:style-name="P39">close cur1;</text:p>
      <text:p text:style-name="P39">end</text:p>
      <text:p text:style-name="P39">//</text:p>
      <text:p text:style-name="P39"/>
      <text:p text:style-name="P39">mysql&gt; call printCustname();</text:p>
      <text:p text:style-name="P39"><text:s text:c="4"/>-&gt; //</text:p>
      <text:p text:style-name="P39">+------+</text:p>
      <text:p text:style-name="P39">| a1 <text:s text:c="2"/>|</text:p>
      <text:p text:style-name="P39">+------+</text:p>
      <text:p text:style-name="P39">| ghi <text:s/>|</text:p>
      <text:p text:style-name="P39">+------+</text:p>
      <text:p text:style-name="P39">1 row in set (0.00 sec)</text:p>
      <text:p text:style-name="P39"/>
      <text:p text:style-name="P39">b) Write a procedure using cursor add an interest of 3% to the balance of all</text:p>
      <text:p text:style-name="P39">accounts having balance &gt; 5000.</text:p>
      <text:p text:style-name="P39"/>
      <text:p text:style-name="P40"/>
      <text:p text:style-name="P40"/>
      <text:p text:style-name="P40"/>
      <text:p text:style-name="P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mysql&gt; select * from branch;</text:p>
            <text:p text:style-name="P44">+-----------+-------------+-------------+</text:p>
            <text:p text:style-name="P44">| branch_no | branch_name | branch_city |</text:p>
            <text:p text:style-name="P44">+-----------+-------------+-------------+</text:p>
            <text:p text:style-name="P44">| <text:s text:c="6"/>101 | pimpri <text:s text:c="5"/>| pune <text:s text:c="7"/>|</text:p>
            <text:p text:style-name="P44">| <text:s text:c="6"/>102 | nagar <text:s text:c="6"/>| pune <text:s text:c="7"/>|</text:p>
            <text:p text:style-name="P44"><text:soft-page-break/>| <text:s text:c="6"/>103 | aundh <text:s text:c="6"/>| pune <text:s text:c="7"/>|</text:p>
            <text:p text:style-name="P44">| <text:s text:c="6"/>104 | baner <text:s text:c="6"/>| pune <text:s text:c="7"/>|</text:p>
            <text:p text:style-name="P44">| <text:s text:c="6"/>105 | pashan <text:s text:c="5"/>| pune <text:s text:c="7"/>|</text:p>
            <text:p text:style-name="P44">+-----------+-------------+-------------+</text:p>
            <text:p text:style-name="P44">5 rows in set (0.00 sec)</text:p>
          </table:table-cell>
          <table:table-cell table:style-name="Table2.B1" office:value-type="string">
            <text:p text:style-name="P44">mysql&gt; select * from acc;</text:p>
            <text:p text:style-name="P44">+--------+----------+-----------+---------+-----------+</text:p>
            <text:p text:style-name="P44">| acc_no | acc_type | balance <text:s text:c="2"/>| cust_no | branch_no |</text:p>
            <text:p text:style-name="P44">+--------+----------+-----------+---------+-----------+</text:p>
            <text:p text:style-name="P44">| <text:s text:c="2"/>1001 | saving <text:s text:c="2"/>| <text:s/>50000.00 | <text:s text:c="6"/>1 | <text:s text:c="6"/>101 |</text:p>
            <text:p text:style-name="P44">| <text:s text:c="2"/>1002 | saving <text:s text:c="2"/>| <text:s/>10000.00 | <text:s text:c="6"/>2 | <text:s text:c="6"/>101 |</text:p>
            <text:p text:style-name="P44"><text:soft-page-break/>| <text:s text:c="2"/>1003 | current <text:s/>| <text:s text:c="2"/>5000.00 | <text:s text:c="6"/>3 | <text:s text:c="6"/>102 |</text:p>
            <text:p text:style-name="P44">| <text:s text:c="2"/>1004 | current <text:s/>| <text:s/>15000.00 | <text:s text:c="6"/>4 | <text:s text:c="6"/>103 |</text:p>
            <text:p text:style-name="P44">| <text:s text:c="2"/>1005 | current <text:s/>| 150000.00 | <text:s text:c="6"/>5 | <text:s text:c="6"/>104 |</text:p>
            <text:p text:style-name="P46">| <text:s text:c="2"/>1006 | saving <text:s text:c="2"/>| <text:s text:c="2"/>1500.00 | <text:s text:c="6"/>2 | <text:s text:c="6"/>102 |</text:p>
            <text:p text:style-name="P44">| <text:s text:c="2"/>1007 | saving <text:s text:c="2"/>| <text:s/>56000.00 | <text:s text:c="6"/>3 | <text:s text:c="6"/>105 |</text:p>
            <text:p text:style-name="P44">| <text:s text:c="2"/>1008 | saving <text:s text:c="2"/>| <text:s text:c="2"/>6000.00 | <text:s text:c="6"/>4 | <text:s text:c="6"/>104 |</text:p>
            <text:p text:style-name="P44">| <text:s text:c="2"/>1009 | saving <text:s text:c="2"/>| <text:s text:c="2"/>5000.00 | <text:s text:c="6"/>5 | <text:s text:c="6"/>103 |</text:p>
            <text:p text:style-name="P46"/>
          </table:table-cell>
        </table:table-row>
        <table:table-row>
          <table:table-cell table:style-name="Table2.A2" office:value-type="string">
            <text:p text:style-name="P44">mysql&gt; select * from cust;</text:p>
            <text:p text:style-name="P44">+---------+-----------+-------------+-----------+</text:p>
            <text:p text:style-name="P44">| cust_no | cust_name | cust_street | cust_city |</text:p>
            <text:p text:style-name="P44">+---------+-----------+-------------+-----------+</text:p>
            <text:p text:style-name="P44">| <text:s text:c="6"/>1 | mansi <text:s text:c="4"/>| fc road <text:s text:c="4"/>| pune <text:s text:c="5"/>|</text:p>
            <text:p text:style-name="P44">| <text:s text:c="6"/>2 | abc <text:s text:c="6"/>| mg road <text:s text:c="4"/>| pune <text:s text:c="5"/>|</text:p>
            <text:p text:style-name="P44">| <text:s text:c="6"/>3 | def <text:s text:c="6"/>| jm road <text:s text:c="4"/>| nashik <text:s text:c="3"/>|</text:p>
            <text:p text:style-name="P44">| <text:s text:c="6"/>4 | ghi <text:s text:c="6"/>| kp road <text:s text:c="4"/>| nashik <text:s text:c="3"/>|</text:p>
            <text:p text:style-name="P44">| <text:s text:c="6"/>5 | jkl <text:s text:c="6"/>| rk road <text:s text:c="4"/>| pune <text:s text:c="5"/>|</text:p>
            <text:p text:style-name="P44">+---------+-----------+-------------+-----------+</text:p>
          </table:table-cell>
          <table:table-cell table:style-name="Table2.B2" office:value-type="string">
            <text:p text:style-name="P44">mysql&gt; select * from loan;</text:p>
            <text:p text:style-name="P44">+---------+----------+-------------+-----------+---------+</text:p>
            <text:p text:style-name="P44">| loan_no | loan_amt | no_of_years | branch_no | cust_no |</text:p>
            <text:p text:style-name="P44">+---------+----------+-------------+-----------+---------+</text:p>
            <text:p text:style-name="P44">| <text:s text:c="3"/>2001 | 50000.00 | <text:s text:c="10"/>3 | <text:s text:c="6"/>101 | <text:s text:c="6"/>1 |</text:p>
            <text:p text:style-name="P44">| <text:s text:c="3"/>2002 | 20000.00 | <text:s text:c="10"/>2 | <text:s text:c="6"/>102 | <text:s text:c="6"/>2 |</text:p>
            <text:p text:style-name="P44">| <text:s text:c="3"/>2003 | 30000.00 | <text:s text:c="10"/>3 | <text:s text:c="6"/>103 | <text:s text:c="6"/>3 |</text:p>
            <text:p text:style-name="P44">| <text:s text:c="3"/>2004 | 40000.00 | <text:s text:c="10"/>4 | <text:s text:c="6"/>104 | <text:s text:c="6"/>4 |</text:p>
            <text:p text:style-name="P44">| <text:s text:c="3"/>2005 | 50000.00 | <text:s text:c="10"/>5 | <text:s text:c="6"/>105 | <text:s text:c="6"/>5 |</text:p>
            <text:p text:style-name="P44">| <text:s text:c="3"/>2006 | 60000.00 | <text:s text:c="10"/>2 | <text:s text:c="6"/>105 | <text:s text:c="6"/>3 |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11:47.976423765</meta:creation-date>
    <dc:date>2020-12-07T08:47:40.962177685</dc:date>
    <meta:editing-duration>P1DT6H23M5S</meta:editing-duration>
    <meta:editing-cycles>13</meta:editing-cycles>
    <meta:generator>LibreOffice/6.4.4.2$Linux_X86_64 LibreOffice_project/40$Build-2</meta:generator>
    <meta:document-statistic meta:table-count="2" meta:image-count="0" meta:object-count="0" meta:page-count="23" meta:paragraph-count="572" meta:word-count="3417" meta:character-count="20282" meta:non-whitespace-character-count="16178"/>
  </office:meta>
</office:document-meta>
</file>